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0972in" fo:line-height="120%"/>
      <style:text-properties style:font-name="Times" fo:font-size="12.0pt"/>
    </style:style>
    <style:style style:name="P2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Ответы нужно давать лаконичные, достаточно продемонстрировать понимание предмета.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Ф.И.О.</text:p>
          </table:table-cell>
          <table:table-cell table:style-name="TableCell1">
            <text:p text:style-name="P2">Воронков Никита Вячеславович</text:p>
          </table:table-cell>
        </table:table-row>
        <table:table-row>
          <table:table-cell table:style-name="TableCell1">
            <text:p text:style-name="P2"><text:span text:style-name="T1">Java</text:span></text:p>
          </table:table-cell>
        </table:table-row>
        <table:table-row>
          <table:table-cell table:style-name="TableCell1">
            <text:p text:style-name="P2">Что такое переопределение метода?</text:p>
          </table:table-cell>
          <table:table-cell table:style-name="TableCell1">
            <text:p text:style-name="P2">Это изменение реализации метода в подклассе так, чтобы он был уникальным для этого подкласса, не меняя его сигнатуру</text:p>
          </table:table-cell>
        </table:table-row>
        <table:table-row>
          <table:table-cell table:style-name="TableCell1">
            <text:p text:style-name="P2">Какие бывают виды классов?</text:p>
          </table:table-cell>
          <table:table-cell table:style-name="TableCell1">
            <text:p text:style-name="P2">Абстрактный, Интерфейс, Финальный, Суперкласс и Подкласс</text:p>
          </table:table-cell>
        </table:table-row>
        <table:table-row>
          <table:table-cell table:style-name="TableCell1">
            <text:p text:style-name="P2">Как и зачем можно использовать модификатор final?</text:p>
          </table:table-cell>
          <table:table-cell table:style-name="TableCell1">
            <text:p text:style-name="P2">Final переменные - immutable, классы - не могут быть наследованы другими классами, методы - не могут быть переопределены</text:p>
          </table:table-cell>
        </table:table-row>
        <table:table-row>
          <table:table-cell table:style-name="TableCell1">
            <text:p text:style-name="P2">Какие есть варианты использования ключевого слова try?</text:p>
          </table:table-cell>
          <table:table-cell table:style-name="TableCell1">
            <text:p text:style-name="P2">Try-catch, try-finally, try-catch-finally, try-with-resources</text:p>
          </table:table-cell>
        </table:table-row>
        <table:table-row>
          <table:table-cell table:style-name="TableCell1">
            <text:p text:style-name="P2">Какие есть стандартные реализации интерфейса List и в каких ситуациях их нужно использовать?</text:p>
          </table:table-cell>
          <table:table-cell table:style-name="TableCell1">
            <text:p text:style-name="P2">ArrayList - используют, когда часто производятся операции добавления и получения элементов; LinkedList - используют, когда необходимы частые операции вставки и удаления элементов; Stack - устаревшая реализация на основе массива. Никто не использует, выбирают ArrayList</text:p>
          </table:table-cell>
        </table:table-row>
        <table:table-row>
          <table:table-cell table:style-name="TableCell1">
            <text:p text:style-name="P2">В чём основная идея стримов из пакета java.util.stream?</text:p>
          </table:table-cell>
          <table:table-cell table:style-name="TableCell1">
            <text:p text:style-name="P2">С Java 8 появилось функциональное программирование. Он позволяет более лаконично работать с коллекциями (и не только), буквально в одну строчку. Это способствует упрощению и улучшению читаимости кода.</text:p>
          </table:table-cell>
        </table:table-row>
        <table:table-row>
          <table:table-cell table:style-name="TableCell1">
            <text:p text:style-name="P2"><text:span text:style-name="T1">Разное</text:span></text:p>
          </table:table-cell>
        </table:table-row>
        <table:table-row>
          <table:table-cell table:style-name="TableCell1">
            <text:p text:style-name="P2">Каким критериям должна удовлетворять «хорошая» хэш-функция?</text:p>
          </table:table-cell>
          <table:table-cell table:style-name="TableCell1">
            <text:p text:style-name="P2">Должна равномерно распределять значения, быть устойчивой, эффективной, минимизировать коллизии.</text:p>
          </table:table-cell>
        </table:table-row>
        <table:table-row>
          <table:table-cell table:style-name="TableCell1">
            <text:p text:style-name="P2">В чём причина популярности и широкого распространения кодировки UTF-8?</text:p>
          </table:table-cell>
          <table:table-cell table:style-name="TableCell1">
            <text:p text:style-name="P2">Универсальностью (много языков поддерживает), совместимостью с ASCII, эффективностью хранения.</text:p>
          </table:table-cell>
        </table:table-row>
        <table:table-row>
          <table:table-cell table:style-name="TableCell1">
            <text:p text:style-name="P2">Сравните форматы XML и JSON. Когда какой использовать?</text:p>
          </table:table-cell>
          <table:table-cell table:style-name="TableCell1">
            <text:p text:style-name="P2">XML, если нужна строгая структура данных, схемы и валидация, а JSON, если нужен компактный и читаемый формат данных.</text:p>
          </table:table-cell>
        </table:table-row>
        <table:table-row>
          <table:table-cell table:style-name="TableCell1">
            <text:p text:style-name="P2">Опишите что будет происходить «под капотом» после ввода адреса сайта в браузере и нажатия Enter?</text:p>
          </table:table-cell>
          <table:table-cell table:style-name="TableCell1">
            <text:p text:style-name="P2">Браузер разрешает доменное имя в IP-адрес с помощью DNS. Устанавливает соединение с веб-сервисом через TCP. Потом отправляет HTTP-запрос к серверу. Сервер обрабатывает и отправляет ответ. Дальше отображается страница в браузере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</meta:generator>
  </office:meta>
</office:document-meta>
</file>